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digikey.com/en/products/detail/stmicroelectronics/LPS25HBTR/5043059" xlink:type="simple">https://www.digikey.com/en/products/detail/stmicroelectronics/LPS25HBTR/5043059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42:.D42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3:.D43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7:.D47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7" calcext:value-type="float">
            <text:p>10.77</text:p>
          </table:table-cell>
          <table:table-cell table:formula="of:=PRODUCT([.C51:.D51])" office:value-type="float" office:value="10.77" calcext:value-type="float">
            <text:p>10.77</text:p>
          </table:table-cell>
          <table:table-cell office:value-type="string" calcext:value-type="string">
            <text:p><text:a xlink:href="https://www.amazon.com/ARCTIC-MX-4-2019-Performance-Durability/dp/B07LDJY4X2/ref=pd_bxgy_d_sccl_2/147-2831652-7625525?psc=1" xlink:type="simple">https://www.amazon.com/ARCTIC-MX-4-2019-Performance-Durability/dp/B07LDJY4X2/ref=pd_bxgy_d_sccl_2/147-2831652-7625525?psc=1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63.72" calcext:value-type="float">
            <text:p>163.72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5:56:26.966120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8T16:01:13.110954235</dc:date>
    <meta:editing-duration>PT15H7M38S</meta:editing-duration>
    <meta:editing-cycles>32</meta:editing-cycles>
    <meta:document-statistic meta:table-count="1" meta:cell-count="275" meta:object-count="0"/>
  </office:meta>
</office:document-meta>
</file>